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Bitstream Vera Sans Mono" svg:font-family="'Bitstream Vera Sans Mono'" style:font-adornments="Roman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itstream Vera Sans3" svg:font-family="'Bitstream Vera Sans'" style:font-adornments="Vet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2" fo:font-size="10pt" style:font-size-asian="10pt" style:font-size-complex="10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2" fo:font-size="10pt" style:font-size-asian="10pt" style:font-size-complex="10pt"/>
    </style:style>
    <style:style style:name="P3" style:family="paragraph" style:parent-style-name="Footer">
      <style:text-properties style:font-name="Bitstream Vera Sans2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</style:style>
    <style:style style:name="P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8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1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11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12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13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14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style:text-underline-style="none" fo:font-weight="normal" fo:background-color="transparent" style:font-name-asian="Times New Roman" style:font-size-asian="10pt" style:language-asian="nl" style:country-asian="NL" style:font-style-asian="normal" style:font-weight-asian="normal" style:font-name-complex="Bitstream Vera Sans2" style:font-size-complex="10pt" style:language-complex="ar" style:country-complex="SA" style:font-style-complex="normal" style:font-weight-complex="normal"/>
    </style:style>
    <style:style style:name="P15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language="nl" fo:country="NL"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</style:style>
    <style:style style:name="P17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font-name="Bitstream Vera Sans2" fo:font-size="10pt" style:font-size-asian="10pt" style:font-name-complex="Bitstream Vera Sans2" style:font-size-complex="10pt"/>
    </style:style>
    <style:style style:name="P18" style:family="paragraph" style:parent-style-name="Standard" style:list-style-name="L4">
      <style:paragraph-properties fo:margin-left="0cm" fo:margin-right="0cm" fo:text-indent="0cm" style:auto-text-indent="false" fo:break-before="page">
        <style:tab-stops/>
      </style:paragraph-properties>
      <style:text-properties style:use-window-font-color="true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19" style:family="paragraph" style:parent-style-name="Standard" style:list-style-name="L4">
      <style:paragraph-properties fo:margin-left="0cm" fo:margin-right="0cm" fo:text-indent="0cm" style:auto-text-indent="false" fo:break-before="page">
        <style:tab-stops/>
      </style:paragraph-properties>
      <style:text-properties style:use-window-font-color="tru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20" style:family="paragraph" style:parent-style-name="Standard" style:list-style-name="L4">
      <style:paragraph-properties fo:margin-left="0cm" fo:margin-right="0cm" fo:text-indent="0cm" style:auto-text-indent="false" fo:break-before="page">
        <style:tab-stops/>
      </style:paragraph-properties>
      <style:text-properties style:use-window-font-color="true" style:text-line-through-style="non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21" style:family="paragraph" style:parent-style-name="Standard" style:list-style-name="L4"/>
    <style:style style:name="P22" style:family="paragraph" style:parent-style-name="Standard" style:list-style-name="L4">
      <style:text-properties fo:font-style="normal" style:font-style-asian="normal" style:font-style-complex="normal"/>
    </style:style>
    <style:style style:name="P23" style:family="paragraph" style:parent-style-name="Standard" style:list-style-name="L4">
      <style:text-properties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Standard" style:list-style-name="L4">
      <style:text-properties style:use-window-font-color="tru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25" style:family="paragraph" style:parent-style-name="Standard" style:list-style-name="L4">
      <style:text-properties style:use-window-font-color="true" style:font-name="Bitstream Vera Sans2" fo:font-size="10pt" fo:language="en" fo:country="US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26" style:family="paragraph" style:parent-style-name="Standard" style:list-style-name="L4">
      <style:text-properties style:use-window-font-color="true" fo:language="nl" fo:country="NL" fo:font-style="normal" fo:font-weight="normal" fo:background-color="transparent" style:font-size-asian="10pt" style:language-asian="nl" style:country-asian="NL" style:font-style-asian="normal" style:font-weight-asian="normal" style:font-size-complex="10pt" style:language-complex="ar" style:country-complex="SA" style:font-style-complex="normal" style:font-weight-complex="normal"/>
    </style:style>
    <style:style style:name="P27" style:family="paragraph" style:parent-style-name="Standard" style:list-style-name="L4">
      <style:text-properties style:use-window-font-color="true" style:text-line-through-style="none" style:font-name="Bitstream Vera Sans2" fo:language="nl" fo:country="NL" fo:font-weight="normal" fo:background-color="transparent" style:language-asian="nl" style:country-asian="NL" style:font-weight-asian="normal" style:font-weight-complex="normal"/>
    </style:style>
    <style:style style:name="P28" style:family="paragraph" style:parent-style-name="Standard" style:list-style-name="L4">
      <style:text-properties style:use-window-font-color="true" style:text-line-through-style="non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29" style:family="paragraph" style:parent-style-name="Standard" style:list-style-name="L4">
      <style:text-properties style:use-window-font-color="true" style:text-line-through-style="none" fo:language="nl" fo:country="NL" fo:font-weight="normal" fo:background-color="transparent" style:font-size-asian="10pt" style:language-asian="nl" style:country-asian="NL" style:font-weight-asian="normal" style:font-name-complex="Bitstream Vera Sans2" style:font-size-complex="10pt" style:font-weight-complex="normal"/>
    </style:style>
    <style:style style:name="P30" style:family="paragraph" style:parent-style-name="Standard" style:list-style-name="L4">
      <style:text-properties style:font-name="Bitstream Vera Sans2" fo:font-size="10pt" fo:font-style="italic" style:font-size-asian="10pt" style:font-style-asian="italic" style:font-name-complex="Bitstream Vera Sans2" style:font-size-complex="10pt" style:font-style-complex="italic"/>
    </style:style>
    <style:style style:name="P31" style:family="paragraph" style:parent-style-name="Standard" style:list-style-name="L5">
      <style:text-properties style:font-name="Bitstream Vera Sans2" fo:font-size="10pt" fo:language="nl" fo:country="NL" fo:background-color="transparent" style:font-size-asian="10pt" style:language-asian="nl" style:country-asian="NL" style:font-name-complex="Bitstream Vera Sans2" style:font-size-complex="10pt"/>
    </style:style>
    <style:style style:name="P32" style:family="paragraph" style:parent-style-name="Standard" style:list-style-name="L4">
      <style:text-properties fo:font-style="italic" style:font-style-asian="italic" style:font-style-complex="italic"/>
    </style:style>
    <style:style style:name="P33" style:family="paragraph" style:parent-style-name="Standard" style:list-style-name="L4">
      <style:paragraph-properties fo:break-before="page"/>
      <style:text-properties style:use-window-font-color="tru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fo:background-color="transparent" style:language-asian="nl" style:country-asian="NL"/>
    </style:style>
    <style:style style:name="T3" style:family="text">
      <style:text-properties fo:language="nl" fo:country="NL" fo:background-color="transparent" style:font-size-asian="10pt" style:language-asian="nl" style:country-asian="NL" style:font-size-complex="10pt"/>
    </style:style>
    <style:style style:name="T4" style:family="text">
      <style:text-properties fo:language="nl" fo:country="NL" fo:font-style="normal" fo:font-weight="normal" fo:background-color="transparent" style:language-asian="nl" style:country-asian="NL" style:font-style-asian="normal" style:font-weight-asian="normal" style:font-style-complex="normal" style:font-weight-complex="normal"/>
    </style:style>
    <style:style style:name="T5" style:family="text">
      <style:text-properties style:use-window-font-color="true"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 style:text-line-through-style="none" fo:font-style="normal" style:text-underline-style="none" style:font-style-asian="normal" style:font-style-complex="normal"/>
    </style:style>
    <style:style style:name="T7" style:family="text">
      <style:text-properties style:use-window-font-color="true" style:text-line-through-style="none" fo:language="nl" fo:country="NL" fo:font-weight="normal" fo:background-color="transparent" style:language-asian="nl" style:country-asian="NL" style:font-weight-asian="normal" style:font-weight-complex="normal"/>
    </style:style>
    <style:style style:name="T8" style:family="text">
      <style:text-properties style:use-window-font-color="true" style:text-line-through-style="none" fo:language="nl" fo:country="NL" fo:font-weight="normal" fo:background-color="transparent" style:font-size-asian="10pt" style:language-asian="nl" style:country-asian="NL" style:font-weight-asian="normal" style:font-name-complex="Bitstream Vera Sans2" style:font-size-complex="10pt" style:font-weight-complex="normal"/>
    </style:style>
    <style:style style:name="T9" style:family="text">
      <style:text-properties style:use-window-font-color="true" style:text-line-through-style="none" fo:language="nl" fo:country="NL" fo:font-style="normal" style:text-underline-style="none" fo:background-color="transparent" style:font-size-asian="10pt" style:language-asian="nl" style:country-asian="NL" style:font-style-asian="normal" style:font-name-complex="Bitstream Vera Sans2" style:font-size-complex="10pt" style:font-style-complex="normal"/>
    </style:style>
    <style:style style:name="T10" style:family="text">
      <style:text-properties style:use-window-font-color="true" style:text-line-through-style="none" fo:language="nl" fo:country="NL" fo:font-style="normal" style:text-underline-style="none" fo:font-weight="normal" fo:background-color="transparent" style:language-asian="nl" style:country-asian="NL" style:font-style-asian="normal" style:font-weight-asian="normal" style:font-style-complex="normal" style:font-weight-complex="normal"/>
    </style:style>
    <style:style style:name="T11" style:family="text">
      <style:text-properties style:use-window-font-color="true" style:text-line-through-style="none" fo:language="nl" fo:country="NL" style:text-underline-style="none" fo:font-weight="normal" fo:background-color="transparent" style:language-asian="nl" style:country-asian="NL" style:font-weight-asian="normal" style:font-weight-complex="normal"/>
    </style:style>
    <style:style style:name="T12" style:family="text">
      <style:text-properties style:use-window-font-color="true" style:text-line-through-style="none" style:font-name="Bitstream Vera Sans2" fo:font-size="10pt" fo:language="nl" fo:country="NL" fo:font-style="normal" style:text-underline-style="none" fo:font-weight="bold" fo:background-color="transparent" style:font-size-asian="10pt" style:language-asian="nl" style:country-asian="NL" style:font-style-asian="normal" style:font-weight-asian="bold" style:font-name-complex="Bitstream Vera Sans2" style:font-size-complex="10pt" style:font-style-complex="normal" style:font-weight-complex="bold"/>
    </style:style>
    <style:style style:name="T13" style:family="text">
      <style:text-properties style:use-window-font-color="true" style:text-line-through-style="non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T14" style:family="text">
      <style:text-properties style:use-window-font-color="true" style:text-line-through-style="none" style:font-name="Bitstream Vera Sans2" fo:font-size="10pt" fo:language="nl" fo:country="NL" fo:font-style="normal" style:text-underline-style="none" fo:font-weight="normal" fo:background-color="transparent" style:language-asian="nl" style:country-asian="NL" style:font-style-asian="normal" style:font-weight-asian="normal" style:font-style-complex="normal" style:font-weight-complex="normal"/>
    </style:style>
    <style:style style:name="T15" style:family="text">
      <style:text-properties style:use-window-font-color="true" style:text-line-through-style="none" fo:language="en" fo:country="US" fo:font-weight="normal" fo:background-color="transparent" style:font-size-asian="10pt" style:language-asian="nl" style:country-asian="NL" style:font-weight-asian="normal" style:font-name-complex="Bitstream Vera Sans2" style:font-size-complex="10pt" style:font-weight-complex="normal"/>
    </style:style>
    <style:style style:name="T16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use-window-font-color="true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8" style:family="text">
      <style:text-properties style:use-window-font-color="true" fo:language="nl" fo:country="NL" fo:font-style="normal" style:text-underline-style="none" fo:font-weight="normal" fo:background-color="transparent" style:language-asian="nl" style:country-asian="NL" style:font-style-asian="normal" style:font-weight-asian="normal" style:font-style-complex="normal" style:font-weight-complex="normal"/>
    </style:style>
    <style:style style:name="T19" style:family="text">
      <style:text-properties style:use-window-font-color="true" fo:language="nl" fo:country="NL" fo:font-style="normal" fo:font-weight="normal" fo:background-color="transparent" style:font-size-asian="10pt" style:language-asian="nl" style:country-asian="NL" style:font-style-asian="normal" style:font-weight-asian="normal" style:font-size-complex="10pt" style:language-complex="ar" style:country-complex="SA" style:font-style-complex="normal" style:font-weight-complex="normal"/>
    </style:style>
    <style:style style:name="T20" style:family="text">
      <style:text-properties style:use-window-font-color="true" fo:language="nl" fo:country="NL" fo:font-style="normal" fo:font-weight="normal" fo:background-color="transparent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1" style:family="text">
      <style:text-properties style:use-window-font-color="true" fo:language="nl" fo:country="NL" fo:font-style="normal" fo:background-color="transparent" style:font-size-asian="10pt" style:language-asian="nl" style:country-asian="NL" style:font-style-asian="normal" style:font-size-complex="10pt" style:language-complex="ar" style:country-complex="SA" style:font-style-complex="normal"/>
    </style:style>
    <style:style style:name="T22" style:family="text">
      <style:text-properties style:use-window-font-color="true" fo:language="nl" fo:country="NL" style:text-underline-style="none" fo:font-weight="normal" fo:background-color="transparent" style:font-size-asian="10pt" style:language-asian="nl" style:country-asian="NL" style:font-weight-asian="normal" style:font-size-complex="10pt" style:font-weight-complex="normal"/>
    </style:style>
    <style:style style:name="T23" style:family="text">
      <style:text-properties style:use-window-font-color="tru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T24" style:family="text">
      <style:text-properties style:use-window-font-color="true" style:font-name="Bitstream Vera Sans2" fo:font-size="10pt" fo:language="nl" fo:country="NL" fo:font-style="normal" style:text-underline-style="none" fo:font-weight="normal" fo:background-color="transparent" style:font-name-asian="Times New Roman" style:font-size-asian="10pt" style:language-asian="nl" style:country-asian="NL" style:font-style-asian="normal" style:font-weight-asian="normal" style:font-name-complex="Bitstream Vera Sans2" style:font-size-complex="10pt" style:language-complex="ar" style:country-complex="SA" style:font-style-complex="normal" style:font-weight-complex="normal"/>
    </style:style>
    <style:style style:name="T25" style:family="text">
      <style:text-properties style:use-window-font-color="true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language-complex="ar" style:country-complex="SA" style:font-style-complex="normal" style:font-weight-complex="normal"/>
    </style:style>
    <style:style style:name="T26" style:family="text">
      <style:text-properties style:use-window-font-color="true" style:font-name="Bitstream Vera Sans2" fo:font-size="10pt" fo:language="nl" fo:country="NL" style:text-underline-style="none" fo:font-weight="normal" fo:background-color="transparent" style:font-size-asian="10pt" style:language-asian="nl" style:country-asian="NL" style:font-weight-asian="normal" style:font-name-complex="Bitstream Vera Sans2" style:font-size-complex="10pt" style:font-weight-complex="normal"/>
    </style:style>
    <style:style style:name="T27" style:family="text">
      <style:text-properties style:use-window-font-color="true" style:font-name="Bitstream Vera Sans2" fo:font-size="10pt" fo:language="nl" fo:country="NL" fo:font-weight="normal" fo:background-color="transparent" style:font-size-asian="10pt" style:language-asian="nl" style:country-asian="NL" style:font-weight-asian="normal" style:font-name-complex="Bitstream Vera Sans2" style:font-size-complex="10pt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style:font-name="Bitstream Vera Sans2" fo:font-size="10pt"/>
    </style:style>
    <style:style style:name="T30" style:family="text">
      <style:text-properties style:font-name="Bitstream Vera Sans2" fo:font-size="10pt" fo:language="nl" fo:country="NL" fo:background-color="transparent" style:font-size-asian="10pt" style:language-asian="nl" style:country-asian="NL" style:font-name-complex="Bitstream Vera Sans2" style:font-size-complex="10pt"/>
    </style:style>
    <style:style style:name="T31" style:family="text">
      <style:text-properties style:font-name="Bitstream Vera Sans2" fo:font-size="10pt" fo:language="nl" fo:country="NL" style:font-size-asian="10pt" style:language-asian="nl" style:country-asian="NL" style:font-name-complex="Bitstream Vera Sans2" style:font-size-complex="10pt"/>
    </style:style>
    <style:style style:name="T32" style:family="text">
      <style:text-properties style:font-name="Bitstream Vera Sans2" fo:font-size="10pt" fo:font-style="normal" style:font-style-asian="normal" style:font-style-complex="normal"/>
    </style:style>
    <style:style style:name="T33" style:family="text">
      <style:text-properties style:font-name="Bitstream Vera Sans2" fo:font-size="10pt" fo:font-weight="normal" style:font-weight-asian="normal" style:font-weight-complex="normal"/>
    </style:style>
    <style:style style:name="T34" style:family="text">
      <style:text-properties style:font-name="Bitstream Vera Sans2" fo:font-size="10pt" fo:font-weight="normal" fo:background-color="transparent" style:font-size-asian="10pt" style:language-asian="nl" style:country-asian="NL" style:font-weight-asian="normal" style:font-name-complex="Bitstream Vera Sans2" style:font-size-complex="10pt" style:font-weight-complex="normal"/>
    </style:style>
    <style:style style:name="T35" style:family="text">
      <style:text-properties style:text-line-through-style="none"/>
    </style:style>
    <style:style style:name="T36" style:family="text">
      <style:text-properties style:text-line-through-style="none" style:text-underline-style="none"/>
    </style:style>
    <style:style style:name="T37" style:family="text">
      <style:text-properties style:text-line-through-style="none" style:text-underline-style="none" fo:font-weight="normal" style:font-weight-asian="normal" style:font-weight-complex="normal"/>
    </style:style>
    <style:style style:name="T38" style:family="text">
      <style:text-properties style:text-line-through-style="none" fo:language="en" fo:country="US" style:text-underline-style="none"/>
    </style:style>
    <style:style style:name="T39" style:family="text">
      <style:text-properties style:font-name-asian="Times New Roman" style:language-complex="ar" style:country-complex="SA"/>
    </style:style>
    <style:style style:name="T40" style:family="text">
      <style:text-properties fo:language="en" fo:country="US"/>
    </style:style>
    <style:style style:name="T41" style:family="text">
      <style:text-properties fo:color="#000000" style:font-name="Bitstream Vera Sans2" fo:font-size="10pt" fo:language="nl" fo:country="NL" fo:background-color="transparent" style:font-size-asian="10pt" style:language-asian="nl" style:country-asian="NL" style:font-name-complex="Bitstream Vera Sans2" style:font-size-complex="10pt"/>
    </style:style>
    <style:style style:name="T42" style:family="text">
      <style:text-properties style:text-underline-style="none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language-complex="nl" style:country-complex="NL"/>
    </style:style>
    <style:style style:name="T45" style:family="text">
      <style:text-properties fo:font-size="10pt" fo:background-color="transparent" style:font-size-asian="10pt" style:language-asian="nl" style:country-asian="NL" style:font-name-complex="Bitstream Vera Sans2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85cm" text:min-label-width="0.45cm"/>
      </text:list-level-style-number>
      <text:list-level-style-number text:level="2" text:style-name="Numbering_20_Symbols" style:num-suffix="." style:num-format="1">
        <style:list-level-properties text:space-before="2.133cm" text:min-label-width="0.635cm"/>
      </text:list-level-style-number>
      <text:list-level-style-number text:level="3" text:style-name="Numbering_20_Symbols" style:num-suffix="." style:num-format="1">
        <style:list-level-properties text:space-before="3.403cm" text:min-label-width="0.635cm"/>
      </text:list-level-style-number>
      <text:list-level-style-number text:level="4" text:style-name="Numbering_20_Symbols" style:num-suffix="." style:num-format="1">
        <style:list-level-properties text:space-before="4.673cm" text:min-label-width="0.635cm"/>
      </text:list-level-style-number>
      <text:list-level-style-number text:level="5" text:style-name="Numbering_20_Symbols" style:num-suffix="." style:num-format="1">
        <style:list-level-properties text:space-before="5.943cm" text:min-label-width="0.635cm"/>
      </text:list-level-style-number>
      <text:list-level-style-number text:level="6" text:style-name="Numbering_20_Symbols" style:num-suffix="." style:num-format="1">
        <style:list-level-properties text:space-before="7.213cm" text:min-label-width="0.635cm"/>
      </text:list-level-style-number>
      <text:list-level-style-number text:level="7" text:style-name="Numbering_20_Symbols" style:num-suffix="." style:num-format="1">
        <style:list-level-properties text:space-before="8.483cm" text:min-label-width="0.635cm"/>
      </text:list-level-style-number>
      <text:list-level-style-number text:level="8" text:style-name="Numbering_20_Symbols" style:num-suffix="." style:num-format="1">
        <style:list-level-properties text:space-before="9.753cm" text:min-label-width="0.635cm"/>
      </text:list-level-style-number>
      <text:list-level-style-number text:level="9" text:style-name="Numbering_20_Symbols" style:num-suffix="." style:num-format="1">
        <style:list-level-properties text:space-before="11.023cm" text:min-label-width="0.635cm"/>
      </text:list-level-style-number>
      <text:list-level-style-number text:level="10" text:style-name="Numbering_20_Symbols" style:num-suffix="." style:num-format="1">
        <style:list-level-properties text:space-before="12.293cm" text:min-label-width="0.635cm"/>
      </text:list-level-style-number>
    </text:list-style>
    <text:list-style style:name="L2">
      <text:list-level-style-bullet text:level="1" text:style-name="Bullet_20_Symbols" style:num-suffix="." text:bullet-char="–">
        <style:list-level-properties text:space-before="0.199cm"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1.17cm" text:min-label-width="0.499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3.903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5.54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7.177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8.814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10.45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12.088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13.725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15.362cm" text:min-label-width="0.635cm"/>
        <style:text-properties style:font-name="StarSymbol1"/>
      </text:list-level-style-bullet>
    </text:list-style>
    <text:list-style style:name="L3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25cm" text:min-label-width="1.251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4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 ☐ " style:num-format="1" text:display-levels="2">
        <style:list-level-properties text:space-before="0.251cm" text:min-label-width="1.499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prefix=" " style:num-suffix=" " style:num-format="1">
        <style:list-level-properties/>
      </text:list-level-style-number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Strong_20_Emphasis"><text:span text:style-name="T9">TIP</text:span></text:span><text:span text:style-name="T12"> <text:s/></text:span><text:span text:style-name="T13">Kijk op</text:span><text:span text:style-name="T41"> </text:span><text:a xlink:type="simple" xlink:href="http://karelzimmer.nl/">karelzimmer.nl</text:a><text:span text:style-name="T41"> voor voor downloads, checklists, en scripts.</text:span><text:span text:style-name="T30"><text:line-break/></text:span></text:p>
      <text:p text:style-name="P4"><text:span text:style-name="Strong_20_Emphasis">TIP</text:span> <text:s/>Een Linux installatie herstellen na opnieuw installeren van Windows Vista.</text:p>
      <text:p text:style-name="P4"><text:tab/> <text:s text:c="2"/>T.z.t. zal dit veranderen met de nieuwste bootloader (GRUB 2).</text:p>
      <text:list xml:id="list840454328" text:style-name="L1">
        <text:list-item>
          <text:p text:style-name="P7"><text:span text:style-name="T40">☐ </text:span>Boot vanaf Ubuntu Live CD. <text:span text:style-name="T40">K</text:span>ies Nederlands en vervolgens Ubuntu uitproberen....</text:p>
        </text:list-item>
        <text:list-item>
          <text:p text:style-name="P7"><text:span text:style-name="T40">☐ </text:span>Ga naar Applications &gt; Accessories &gt; Terminal.</text:p>
        </text:list-item>
        <text:list-item>
          <text:p text:style-name="P7"><text:span text:style-name="T40">☐ </text:span>ubuntu@ubuntu:~$ <text:span text:style-name="User_20_Entry">sudo grub</text:span><text:tab/><text:tab/><text:tab/>(start GRUB als beheerder)</text:p>
        </text:list-item>
        <text:list-item>
          <text:p text:style-name="P7"><text:span text:style-name="T40">☐ </text:span>grub&gt; <text:span text:style-name="User_20_Entry">find /boot/grub/stage1</text:span><text:tab/><text:tab/>(geeft locatie GRUB bestanden)</text:p>
        </text:list-item>
        <text:list-item>
          <text:p text:style-name="P7"><text:span text:style-name="T40">☐ </text:span>grub&gt; <text:span text:style-name="User_20_Entry">root (hd0,1)</text:span><text:tab/><text:tab/><text:tab/><text:tab/><text:tab/><text:tab/><text:tab/>(gebruik output van de find)</text:p>
        </text:list-item>
        <text:list-item>
          <text:p text:style-name="P9"><text:span text:style-name="T38">☐ </text:span><text:span text:style-name="T36">grub&gt; </text:span><text:span text:style-name="User_20_Entry">setup (hd0)</text:span><text:span text:style-name="T36"><text:tab/><text:tab/><text:tab/><text:tab/><text:tab/><text:tab/><text:tab/>(installeer GRUB)</text:span></text:p>
        </text:list-item>
        <text:list-item>
          <text:p text:style-name="P9"><text:span text:style-name="T38">☐ </text:span><text:span text:style-name="T36">grub&gt; </text:span><text:span text:style-name="User_20_Entry">reboot</text:span><text:tab/><text:tab/><text:tab/><text:tab/><text:tab/><text:tab/><text:tab/><text:tab/><text:tab/>(herstarten)</text:p>
        </text:list-item>
      </text:list>
      <text:p text:style-name="P5"/>
      <text:list xml:id="list313165137" text:style-name="L2">
        <text:list-item>
          <text:list>
            <text:list-header>
              <text:p text:style-name="P10"/>
            </text:list-header>
          </text:list>
        </text:list-item>
      </text:list>
      <text:list xml:id="list1438225218" text:style-name="L3">
        <text:list-item>
          <text:p text:style-name="P11">Installatie voorbereiden.</text:p>
          <text:p text:style-name="P11"/>
        </text:list-item>
      </text:list>
      <text:list xml:id="list554709869" text:style-name="L4">
        <text:list-item>
          <text:list>
            <text:list-item>
              <text:p text:style-name="P22">Zorg dat de harddisk maximaal verkleind is (onder Windows).</text:p>
              <text:p text:style-name="P22"/>
            </text:list-item>
            <text:list-item>
              <text:p text:style-name="P24">Aanmelden als karel.</text:p>
              <text:p text:style-name="P24"/>
            </text:list-item>
            <text:list-item>
              <text:p text:style-name="P13"><text:span text:style-name="Strong_20_Emphasis"><text:span text:style-name="T33">Start Terminalvenster om het backupscript te downloaden en een backup te maken </text:span></text:span>via Toepassingen &gt; Hulpmiddelen &gt; Terminalvenster.</text:p>
            </text:list-item>
            <text:list-item>
              <text:p text:style-name="P13">$ <text:span text:style-name="User_20_Entry">cd /tmp;wget tinyurl.com/getscripts-sh;bash getscripts.sh</text:span></text:p>
            </text:list-item>
            <text:list-item>
              <text:p text:style-name="P12"><text:span text:style-name="T42">$ </text:span><text:span text:style-name="User_20_Entry">sudo ./backup.sh --setup<text:line-break/></text:span>Volg de aanwijzingen van het backupscript.</text:p>
            </text:list-item>
          </text:list>
        </text:list-item>
        <text:list-item>
          <text:p text:style-name="P18">Ubuntu 9.04 Desktop (Jaunty Jackalope) installeren.</text:p>
          <text:p text:style-name="P12"/>
          <text:list>
            <text:list-item>
              <text:p text:style-name="P12">S<text:span text:style-name="T16">tart</text:span> de computer op vanaf <text:span text:style-name="T5">Ubuntu 9.04 Desktop </text:span><text:span text:style-name="Strong_20_Emphasis"><text:span text:style-name="T6">AMD64</text:span></text:span><text:span text:style-name="T5"> CD. Bootmenu via </text:span>Esc<text:span text:style-name="T16">-toets.</text:span></text:p>
              <text:p text:style-name="P12"/>
            </text:list-item>
            <text:list-item>
              <text:p text:style-name="P12">Kies Nederlands en vervolgens Installeer Ubuntu.</text:p>
              <text:p text:style-name="P12"/>
            </text:list-item>
            <text:list-item>
              <text:p text:style-name="P13">Klik drie keer op Vooruit.</text:p>
              <text:p text:style-name="P13"/>
            </text:list-item>
            <text:list-item>
              <text:p text:style-name="P13">Kies Specificeer pertities handmatig (geavanceerd) en klik op Vooruit.</text:p>
            </text:list-item>
            <text:list-item>
              <text:p text:style-name="P13">Selecteer /dev/sda2 (ext3) en klik op Partitie verwijderen.</text:p>
            </text:list-item>
            <text:list-item>
              <text:p text:style-name="P13">Selecteer /dev/sda3 (swap) en klik op Partitie verwijderen.</text:p>
            </text:list-item>
            <text:list-item>
              <text:p text:style-name="P13">Selecteer vrije ruimte (159035<text:span text:style-name="Emphasis"><text:span text:style-name="T32">)</text:span></text:span> en klik op Nieuwe partitie.</text:p>
            </text:list-item>
            <text:list-item>
              <text:p text:style-name="P13">Type: Primair, Nieuwe partitiegrootte: <text:span text:style-name="User_20_Entry">156987</text:span> (vrije ruimte minus RAM<text:span text:style-name="Emphasis"><text:span text:style-name="T32">)</text:span></text:span>, Lokatie: Begin, Gebruiken als: Ext3 loggend bestandssysteem, en Aanhechtpunt: /. Klik op OK.<text:line-break/>Vink Formatteren? aan.</text:p>
            </text:list-item>
            <text:list-item>
              <text:p text:style-name="P13">Selecteer vrije ruimte en klik op Nieuwe partitie.</text:p>
            </text:list-item>
            <text:list-item>
              <text:p text:style-name="P16"><text:span text:style-name="T23">Type: Primair, Nieuwe partitiegrootte: </text:span><text:span text:style-name="User_20_Entry"><text:span text:style-name="T20">2048</text:span></text:span><text:span text:style-name="T23"> </text:span><text:span text:style-name="Emphasis"><text:span text:style-name="T23">(</text:span></text:span><text:span text:style-name="T23">RAM</text:span><text:span text:style-name="Emphasis"><text:span text:style-name="T23">)</text:span></text:span><text:span text:style-name="T23">, Lokatie: Begin, en<text:line-break/>Gebruiken als: Wisselgeheugen (swap area). Klik op OK en vervolgens op Vooruit.</text:span></text:p>
              <text:list>
                <text:list-header>
                  <text:p text:style-name="P13"/>
                </text:list-header>
              </text:list>
            </text:list-item>
            <text:list-item>
              <text:p text:style-name="P13">Naam: <text:span text:style-name="User_20_Entry">Karel</text:span> en Computernaam: <text:span text:style-name="User_20_Entry">PC1</text:span>. Klik op Vooruit.</text:p>
            </text:list-item>
            <text:list-item>
              <text:p text:style-name="P13">Klik op Vooruit en vervolgens op Installeren.</text:p>
              <text:p text:style-name="P13"/>
            </text:list-item>
            <text:list-item>
              <text:p text:style-name="P13">Klik op Nu herstarten.</text:p>
              <text:p text:style-name="P13"/>
            </text:list-item>
            <text:list-item>
              <text:p text:style-name="P13">Start Ubuntu 9.04...</text:p>
            </text:list-item>
            <text:list-item>
              <text:p text:style-name="P13">Aanmelden als karel.</text:p>
              <text:p text:style-name="P13"/>
            </text:list-item>
            <text:list-item>
              <text:p text:style-name="P13"><text:span text:style-name="Strong_20_Emphasis"><text:span text:style-name="T33">Start Terminalvenster om </text:span></text:span>de nieuwste bootloader (GRUB 2) te installeren en de opstartvolgorde te wijzigen.</text:p>
            </text:list-item>
            <text:list-item>
              <text:p text:style-name="P13">$ <text:span text:style-name="User_20_Entry">sudo apt-get install grub2 startupmanager</text:span></text:p>
            </text:list-item>
            <text:list-item>
              <text:p text:style-name="P16"><text:span text:style-name="T23">$ </text:span><text:span text:style-name="User_20_Entry"><text:span text:style-name="T20">sudo upgrade-from-grub-legacy</text:span></text:span></text:p>
            </text:list-item>
            <text:list-item>
              <text:p text:style-name="P16"><text:span text:style-name="T23">$ </text:span><text:span text:style-name="User_20_Entry"><text:span text:style-name="T20">sudo rm /boot/grub/men.lst*</text:span></text:span></text:p>
            </text:list-item>
            <text:list-item>
              <text:p text:style-name="P16"><text:span text:style-name="T23">$ </text:span><text:span text:style-name="User_20_Entry"><text:span text:style-name="T20">sudo startupmanager</text:span></text:span></text:p>
            </text:list-item>
            <text:list-item>
              <text:p text:style-name="P13">Selecteer als Standaard besturingssysteem Windows Vista (loader) en klik op Sluiten</text:p>
            </text:list-item>
            <text:list-item>
              <text:p text:style-name="P13">$ <text:span text:style-name="User_20_Entry">exit</text:span></text:p>
              <text:p text:style-name="P13"><text:span text:style-name="User_20_Entry"/></text:p>
            </text:list-item>
            <text:list-item>
              <text:p text:style-name="P13">Klik op het meldingspictogram Beperkt ondersteunde stuurprogramma's beschikbaar of ga naar Systeem &gt; Beheer &gt; Hardwarestuurprogramma's.<text:line-break/>Selecteer “Grafisch versneld stuurprogramma van NVIDIA...[Aanbevolen]” en klik op Activeren. Klik op Sluiten.</text:p>
              <text:p text:style-name="P13"/>
            </text:list-item>
            <text:list-item>
              <text:p text:style-name="P13">Klik op het meldingspictogram Software-updates of ga naar Systeem &gt; Beheer &gt; Updatebeheer. Klik op Updates installeren. Klik op Sluiten.<text:line-break/>Herstart de computer.</text:p>
            </text:list-item>
          </text:list>
        </text:list-item>
        <text:list-item>
          <text:p text:style-name="P19">Backup terugzetten.</text:p>
          <text:p text:style-name="P13"/>
          <text:list>
            <text:list-item>
              <text:p text:style-name="P13">Aanmelden als karel.</text:p>
              <text:p text:style-name="P13"/>
            </text:list-item>
            <text:list-item>
              <text:p text:style-name="P13"><text:span text:style-name="T44">Koppel de mobiele harddisk aan waarop de backups staan</text:span>.</text:p>
            </text:list-item>
            <text:list-item>
              <text:p text:style-name="P15"><text:span text:style-name="Strong_20_Emphasis"><text:span text:style-name="T34">Start Terminalvenster om het restorescript te downloaden en de restore uit te voeren</text:span></text:span><text:span text:style-name="T45">.</text:span></text:p>
            </text:list-item>
            <text:list-item>
              <text:p text:style-name="P13">$ <text:span text:style-name="User_20_Entry">cd /tmp;wget tinyurl.com/getscripts-sh;bash getscripts.sh</text:span></text:p>
            </text:list-item>
            <text:list-item>
              <text:p text:style-name="P17"><text:span text:style-name="T18">$ </text:span><text:span text:style-name="User_20_Entry">sudo ./restore.sh</text:span><text:span text:style-name="T18"><text:line-break/>Volg de aanwijzingen van het restorescript.</text:span><text:span text:style-name="T2"><text:line-break/><text:line-break/></text:span><text:span text:style-name="Emphasis"><text:span text:style-name="T2">Als de backup is teruggezet dienen de stappen in cursief ter controle.</text:span></text:span></text:p>
              <text:p text:style-name="P17"><text:span text:style-name="Emphasis"><text:span text:style-name="T4"/></text:span></text:p>
              <text:p text:style-name="P17"><text:span text:style-name="Emphasis"><text:span text:style-name="T4"/></text:span></text:p>
            </text:list-item>
          </text:list>
        </text:list-item>
        <text:list-item>
          <text:p text:style-name="P13">Hardware installeren.</text:p>
          <text:p text:style-name="P13"/>
          <text:list>
            <text:list-item>
              <text:p text:style-name="P13">Aanmelden als karel.</text:p>
              <text:p text:style-name="P13"/>
            </text:list-item>
            <text:list-item>
              <text:p text:style-name="P13">Sluit de printer aan en zet deze aan.</text:p>
            </text:list-item>
            <text:list-item>
              <text:p text:style-name="P13">Klik twee keer op Vooruit.</text:p>
            </text:list-item>
            <text:list-item>
              <text:p text:style-name="P13">Locatie: <text:span text:style-name="User_20_Entry">Woonkamer</text:span>. Klik op Toepassen.</text:p>
            </text:list-item>
            <text:list-item>
              <text:p text:style-name="P13">Ga naar Server &gt; Instellingen... en vin<text:span text:style-name="T39">k aan Gedeelde printers verbonden met dit systeem publiceren. Klik op OK en sluit het venster.</text:span></text:p>
            </text:list-item>
            <text:list-item>
              <text:p text:style-name="P14">Klik rechts op Canon-PIXMA-MP160 en selecteer Eigenschappen. Klik op Policies en zorg dat alle drie opties zijn aangevinkt (Aangezet, Accepteert taken, en Gedeeld). Klik op OK.</text:p>
            </text:list-item>
          </text:list>
        </text:list-item>
        <text:list-item>
          <text:p text:style-name="P19">Software installeren.</text:p>
          <text:list>
            <text:list-header>
              <text:p text:style-name="P13"/>
            </text:list-header>
            <text:list-item>
              <text:p text:style-name="P13">Aanmelden als karel.</text:p>
              <text:p text:style-name="P13"/>
            </text:list-item>
            <text:list-item>
              <text:p text:style-name="P13"><text:span text:style-name="Strong_20_Emphasis"><text:span text:style-name="T33">Start Terminalvenster om het installatiescript en installatiebestand te downloaden en de installatie uit te voeren</text:span></text:span>.</text:p>
            </text:list-item>
            <text:list-item>
              <text:p text:style-name="P16"><text:span text:style-name="T20">$ </text:span><text:span text:style-name="User_20_Entry"><text:span text:style-name="T20">cd /tmp;wget tinyurl.com/getscripts-sh;bash getscripts.sh</text:span></text:span></text:p>
            </text:list-item>
            <text:list-item>
              <text:p text:style-name="P16">$ <text:span text:style-name="User_20_Entry">sudo ./install.sh<text:line-break/></text:span><text:span text:style-name="User_20_Entry"><text:span text:style-name="T23">Volg de aanwijzingen van het installatiescript.</text:span></text:span></text:p>
              <text:p text:style-name="P16"/>
            </text:list-item>
            <text:list-item>
              <text:p text:style-name="P13">Download FrostWire (Bestanden delen, zoeken, en downloaden) van <text:a xlink:type="simple" xlink:href="http://frostwire.com/">frostwire.com</text:a> en kies Openen met GDebi pakketinstallatie (standaard).</text:p>
              <text:p text:style-name="P13"/>
            </text:list-item>
            <text:list-item>
              <text:p text:style-name="P13">Download Linux Citrix Client “Citrix Receiver for Linux” (Telewerken) .tar.gz<text:line-break/>van <text:a xlink:type="simple" xlink:href="http://citrix.nl/"><text:span text:style-name="Internet_20_link">citrix.nl</text:span></text:a> naar /tmp.</text:p>
            </text:list-item>
            <text:list-item>
              <text:p text:style-name="P13">Download meest recente libmotif3*i386.deb package van <text:a xlink:type="simple" xlink:href="http://mirrors.kernel.org/ubuntu/pool/multiverse/o/openmotif/">http://mirrors.kernel.org/ubuntu/pool/multiverse/o/openmotif/</text:a> naar /tmp</text:p>
            </text:list-item>
            <text:list-item>
              <text:p text:style-name="P21"><text:span text:style-name="T3">Pak 32-bits Open Motif libraries uit.</text:span><text:span text:style-name="User_20_Entry"><text:span text:style-name="T3"><text:line-break/></text:span></text:span><text:span text:style-name="T3">$ </text:span><text:span text:style-name="User_20_Entry"><text:span text:style-name="T3">cd /tmp<text:line-break/></text:span></text:span><text:span text:style-name="T3">$ </text:span><text:span text:style-name="User_20_Entry"><text:span text:style-name="T3">dpkg -x libmotif3*i386.deb libmotif</text:span></text:span></text:p>
            </text:list-item>
            <text:list-item>
              <text:p text:style-name="P21"><text:span text:style-name="T3">Kopieer libraries naar /usr/lib32.</text:span><text:span text:style-name="User_20_Entry"><text:span text:style-name="T3"><text:line-break/></text:span></text:span><text:span text:style-name="T3">$ </text:span><text:span text:style-name="User_20_Entry"><text:span text:style-name="T3">sudo cp libmotif/usr/lib/*.so.* /usr/lib32/<text:line-break/></text:span></text:span><text:span text:style-name="T17">$ </text:span><text:span text:style-name="User_20_Entry">sudo cp -r libmotif/usr/lib/X11/bindings /usr/lib32/X11/</text:span></text:p>
            </text:list-item>
            <text:list-item>
              <text:p text:style-name="P14">Pak Citrix Cient uit.<text:line-break/>$ <text:span text:style-name="User_20_Entry">tar xf linuxx86-11.*.tar.gz</text:span></text:p>
            </text:list-item>
            <text:list-item>
              <text:p text:style-name="P21">Installeer Citrix Client.<text:line-break/>$ <text:span text:style-name="User_20_Entry">sudo ./linuxx86-11.*/setupwfc<text:line-break/></text:span><text:span text:style-name="User_20_Entry"><text:span text:style-name="T24">Installatie is nog niet in orde, zie output $ </text:span></text:span><text:span text:style-name="User_20_Entry"><text:span text:style-name="T19">ldd /usr/lib/ICAClient/wfcmgr</text:span></text:span></text:p>
            </text:list-item>
            <text:list-item>
              <text:p text:style-name="P21"><text:span text:style-name="T25">Maak om de installatie te voltooien de missende link aan via<text:line-break/>$ </text:span><text:span text:style-name="User_20_Entry"><text:span text:style-name="T19">sudo ln -s /usr/lib32/libXm.so.3 /usr/lib32/libXm.so.4<text:line-break/><text:line-break/></text:span></text:span><text:span text:style-name="Strong_20_Emphasis"><text:span text:style-name="T21">NOTE</text:span></text:span><text:span text:style-name="T19"> Voor Telewerken visuele effecten uitschakelen via Compiz Fusion Icon.</text:span></text:p>
              <text:p text:style-name="P26"/>
            </text:list-item>
            <text:list-item>
              <text:p text:style-name="P21"><text:span text:style-name="T19">Selecteer Sun JVM via $ </text:span><text:span text:style-name="User_20_Entry"><text:span text:style-name="T19">sudo update-alternatives --config java</text:span></text:span></text:p>
            </text:list-item>
          </text:list>
        </text:list-item>
        <text:list-item>
          <text:p text:style-name="P33">Gebruiker inrichten.</text:p>
          <text:list>
            <text:list-header>
              <text:p text:style-name="P8"/>
            </text:list-header>
            <text:list-item>
              <text:p text:style-name="P13">Aanmelden als karel.</text:p>
              <text:p text:style-name="P13"/>
            </text:list-item>
            <text:list-item>
              <text:p text:style-name="P13">Start Back In Time via Toepassingen &gt; Systeemgereedschap.<text:line-break/>Venster Voorkeuren opent, of klik op Voorkeuren.</text:p>
            </text:list-item>
            <text:list-item>
              <text:p text:style-name="P13">Klik op tabblad Algemeen. Kies bij Waar moeten de snapshots bewaard worden voor <text:line-break/>/home/karel/Back In Time en kies bij Planning voor Elke 10 minuten.</text:p>
            </text:list-item>
            <text:list-item>
              <text:p text:style-name="P13">Klik op tabblad Opnemen en voeg toe /home/karel, en klik op tabblad Uitsluiten, klik op Toevoegen, vul in <text:span text:style-name="User_20_Entry">*.img</text:span> (KVM images), klik op OK.</text:p>
            </text:list-item>
            <text:list-item>
              <text:p text:style-name="P13">Klik op tabblad Verwijder automatisch en vink aan Slim verwijderen. Klik op OK.</text:p>
            </text:list-item>
            <text:list-item>
              <text:p text:style-name="P13">Klik op Afsluiten.</text:p>
              <text:p text:style-name="P13"/>
            </text:list-item>
            <text:list-item>
              <text:p text:style-name="P27">Start Evolution e-mail via Internet &gt; Evolution e-mail en verstuur een test e-mail.</text:p>
            </text:list-item>
            <text:list-item>
              <text:p text:style-name="P29">Klik op Versturen &amp; ontvangen.</text:p>
            </text:list-item>
            <text:list-item>
              <text:p text:style-name="P28">Maak een Evolution backup via Bestand &gt; Backuparchief aanmaken... &gt; karel/Evolution.</text:p>
              <text:p text:style-name="P28"/>
            </text:list-item>
            <text:list-item>
              <text:p text:style-name="P21"><text:span text:style-name="Emphasis">Activeer enkelklik om het hele adres te selecteren in Firefox via Toepassingen &gt; Internet &gt; Firefox webbrowser. Ga naar </text:span><text:span text:style-name="User_20_Entry"><text:span text:style-name="T43">about:config</text:span></text:span><text:span text:style-name="Emphasis"> en Filter: </text:span><text:span text:style-name="User_20_Entry"><text:span text:style-name="T43">click</text:span></text:span><text:span text:style-name="Emphasis">.<text:line-break/>Dubbelklik regel browser.urlbar.clickSelectsAll (</text:span><text:span text:style-name="Emphasis"><text:span text:style-name="T31">wa</text:span></text:span><text:span text:style-name="Emphasis">arde verandert in true).</text:span></text:p>
            </text:list-item>
            <text:list-item>
              <text:p text:style-name="P21"><text:span text:style-name="Emphasis">Zorg dat Windows Live Hotmail werkt via Filter: </text:span><text:span text:style-name="User_20_Entry"><text:span text:style-name="T43">vendor</text:span></text:span><text:span text:style-name="Emphasis">.<text:line-break/>Klik rechts op gevonden regel en kies Aanpassen. Wijzig Ubuntu in </text:span><text:span text:style-name="User_20_Entry"><text:span text:style-name="T43">Firefox</text:span></text:span><text:span text:style-name="Emphasis">.</text:span></text:p>
              <text:p text:style-name="P21"><text:span text:style-name="Emphasis"/></text:p>
            </text:list-item>
            <text:list-item>
              <text:p text:style-name="P22">Voltooi de installatie van FrostWire via Toepassingen &gt; Internet &gt; FrostWire. Chatnaam: <text:span text:style-name="User_20_Entry">karel</text:span>.</text:p>
            </text:list-item>
            <text:list-item>
              <text:p text:style-name="P22">Zet delen uit via Hulpmiddelen &gt; Opties &gt; Delen. Kies Geen mappen, extensies, en downloads delen en kies via Systeemtray voor Direct afsluiten.</text:p>
              <text:p text:style-name="P25"><text:span text:style-name="Emphasis"/></text:p>
            </text:list-item>
            <text:list-item>
              <text:p text:style-name="P21"><text:span text:style-name="T8">Activeer enkelklik om te openen via Locaties &gt; Persoonlijke map &gt;</text:span><text:span text:style-name="T15"> </text:span><text:span text:style-name="T8">Bewerken &gt; Voorkeuren &gt; Gedrag. Kies Eénmalig klikken om items te openen. </text:span><text:span text:style-name="T15">Klik op Sluiten.</text:span></text:p>
              <text:p text:style-name="P8"/>
            </text:list-item>
            <text:list-item>
              <text:p text:style-name="P8"><text:span text:style-name="Numbering_20_Symbols">Stel </text:span><text:span text:style-name="Strong_20_Emphasis"><text:span text:style-name="T33">visuele effecten in via Systeem &gt; Voorkeuren &gt; <text:line-break/>CompizConfig Instellingen Beheerder.<text:line-break/>Vink aan onder Bureaublad: Bureaublad kubus en Roteer kubus.</text:span></text:span></text:p>
            </text:list-item>
            <text:list-item>
              <text:p text:style-name="P8"><text:span text:style-name="Strong_20_Emphasis"><text:span text:style-name="T33">Klik op Bureaublad kubus en vervolgens op Transparent Cube. <text:line-break/>Kies Doorzichtig tijdens draaien: 50. Klik op Terug.</text:span></text:span></text:p>
            </text:list-item>
            <text:list-item>
              <text:p text:style-name="P8"><text:span text:style-name="Strong_20_Emphasis"><text:span text:style-name="T33">Vink aan onder Effecten: 3D vensters, Kubus Tandwielen, Teken vuur op het scherm, en Water Effect. K</text:span></text:span>lik op Sluiten.</text:p>
            </text:list-item>
            <text:list-item>
              <text:p text:style-name="P22">Verhoog via rechtsklikken op Werkbladwisselaar &gt; Voorkeuren het aantal <text:span text:style-name="Numbering_20_Symbols">werkbladen</text:span> <text:span text:style-name="T29">(</text:span>Kolommen<text:span text:style-name="T29">)</text:span> naar 4. Klik op Sluiten.</text:p>
            </text:list-item>
            <text:list-item>
              <text:p text:style-name="P13"><text:span text:style-name="T35">Zorg dat Compiz Fusion Icon standaard opstart via Systeem &gt; Voorkeuren &gt; <text:line-break/>Opstart-toepassingen. Klik op Toevoegen. Naam: </text:span><text:span text:style-name="User_20_Entry"><text:span text:style-name="T35">Compiz Fusion Icon</text:span></text:span><text:span text:style-name="T35">, <text:line-break/>Opdracht: </text:span><text:span text:style-name="User_20_Entry"><text:span text:style-name="T35">fusion-icon -n</text:span></text:span><text:span text:style-name="T35">, en <text:line-break/>Commentaar: </text:span><text:span text:style-name="User_20_Entry"><text:span text:style-name="T35">Visuele effecten uitschakelen, inschakelen, en wijzigen</text:span></text:span><text:span text:style-name="T35">.</text:span><text:span text:style-name="User_20_Entry"><text:span text:style-name="T35"><text:line-break/></text:span></text:span><text:span text:style-name="T35">Klik op Toevoegen en vervolgens op Sluiten.<text:line-break/>(Om de visuele effecten uit te schakelen klik rechts op Compiz Fusion Icon &gt; Select Windows Manager en kies Metacity. Kies Compiz voor inschakelen.)</text:span></text:p>
            </text:list-item>
          </text:list>
          <text:p text:style-name="P20">6. Gebruiker inrichten (vervolg).</text:p>
          <text:p text:style-name="P13"/>
          <text:list text:continue-numbering="true">
            <text:list-item>
              <text:p text:style-name="P13"><text:span text:style-name="T35">Voltooi de installatie van </text:span>VirtualBox via Systeem &gt; Beheer &gt; Gebruikers en groepen.<text:line-break/>Klik op Ontgrendelen, typ wachtwoord in, klik op Authenticate en vervolgens op Groepen beheren.</text:p>
            </text:list-item>
            <text:list-item>
              <text:p text:style-name="P13">Klik op vboxusers, klik op Eigenschappen, en onder Groepsleden vink Karel aan.<text:line-break/><text:span text:style-name="T35">Klik op OK en vervolgens twee keer op Sluiten.</text:span></text:p>
            </text:list-item>
            <text:list-item>
              <text:p text:style-name="P13">Herstart de computer i.v.m. VirtualBox kernelmodules en groepswijziging.</text:p>
            </text:list-item>
            <text:list-item>
              <text:p text:style-name="P30"><text:span text:style-name="Emphasis">Installeer Virtual Machine (VM) Windows XP via Toepassingen &gt; Systeemgereedschappen &gt; VirtualBox OSE.</text:span></text:p>
            </text:list-item>
            <text:list-item>
              <text:p text:style-name="P30"><text:span text:style-name="Emphasis">Maak VM Windows XP met Base memory: 512 MB en Video Memory Size: 32 MB.</text:span></text:p>
            </text:list-item>
            <text:list-item>
              <text:p text:style-name="P21">Start VM Windows XP.</text:p>
            </text:list-item>
            <text:list-item>
              <text:p text:style-name="P30"><text:span text:style-name="Emphasis">Installeer Windows XP vanaf CD. Computernaam: </text:span><text:span text:style-name="User_20_Entry">PC1VM</text:span><text:span text:style-name="Emphasis">. Beschrijving van de computer: </text:span><text:span text:style-name="User_20_Entry">PC Woonkamer</text:span><text:span text:style-name="Emphasis">.</text:span></text:p>
            </text:list-item>
            <text:list-item>
              <text:p text:style-name="P30"><text:span text:style-name="Emphasis"><text:span text:style-name="T11">Installeer Guest Additions via Devices &gt; Install Guest Additions... &gt; Klik op de link.<text:line-break/>Download het beeldbestand naar /tmp.<text:line-break/>Mount dit image via Devices &gt; Mount CD/DCD-ROM &gt; CD/DVD-ROM Image... &gt; Add.</text:span></text:span></text:p>
            </text:list-item>
            <text:list-item>
              <text:p text:style-name="P30"><text:span text:style-name="Emphasis">Installeer avast! 4 Home Edition vanaf Downloads CD.</text:span></text:p>
            </text:list-item>
            <text:list-item>
              <text:p text:style-name="P30"><text:span text:style-name="Emphasis">Registreer avast! 4 Home Edition.</text:span></text:p>
            </text:list-item>
            <text:list-item>
              <text:p text:style-name="P30"><text:span text:style-name="Emphasis">Installeer CCleaner vanaf Downloads CD. </text:span><text:span text:style-name="Strong_20_Emphasis"><text:span text:style-name="T42">Yahoo! Toolbar niet installeren.</text:span></text:span></text:p>
              <text:p text:style-name="P30"><text:span text:style-name="Strong_20_Emphasis"><text:span text:style-name="T42"/></text:span></text:p>
            </text:list-item>
            <text:list-item>
              <text:p text:style-name="P30"><text:span text:style-name="Strong_20_Emphasis"><text:span text:style-name="T14">Bereid Kernel-based Virtual Machine (KVM) voor met </text:span></text:span><text:span text:style-name="User_20_Entry"><text:span text:style-name="T10">$ sudo modprobe kvm-amd</text:span></text:span></text:p>
            </text:list-item>
            <text:list-item>
              <text:p text:style-name="P30"><text:span text:style-name="Emphasis"><text:span text:style-name="T7">Maak harddisk aan met $ </text:span></text:span><text:span text:style-name="User_20_Entry"><text:span text:style-name="T7">qemu-img create ubuntu-8.10-desktop-i386.img <text:line-break/>-f qcow2 10G</text:span></text:span></text:p>
            </text:list-item>
            <text:list-item>
              <text:p text:style-name="P30"><text:span text:style-name="Emphasis"><text:span text:style-name="T7">Plaats Ubuntu 8.10 Desktop i386 CD en installeer KVM met<text:line-break/>$ </text:span></text:span><text:span text:style-name="User_20_Entry"><text:span text:style-name="T7">sudo kvm -m 512 -usb -usbdevice tablet -soundhw es1370 <text:line-break/>ubuntu-8.10-desktop-i386.img -cdrom /dev/cdrom -boot d</text:span></text:span></text:p>
            </text:list-item>
            <text:list-item>
              <text:p text:style-name="P30"><text:span text:style-name="Emphasis"><text:span text:style-name="T7">Naam: </text:span></text:span><text:span text:style-name="User_20_Entry"><text:span text:style-name="T7">Karel</text:span></text:span><text:span text:style-name="Emphasis"><text:span text:style-name="T7"> en Naam van deze computer: </text:span></text:span><text:span text:style-name="User_20_Entry"><text:span text:style-name="T7">PC1KVM</text:span></text:span><text:span text:style-name="Emphasis"><text:span text:style-name="T7">.</text:span></text:span></text:p>
            </text:list-item>
            <text:list-item>
              <text:p text:style-name="P32"><text:span text:style-name="Strong_20_Emphasis"><text:span text:style-name="T13">Start <text:s/>KVM met<text:line-break/></text:span></text:span><text:span text:style-name="User_20_Entry">$ sudo kvm -name 'Ubuntu 8.10 “Intrepid Ibex”' -m 512 -usb -usbdevice <text:line-break/>tablet -soundhw es1370 <text:s/>ubuntu-8.10-desktop-i386.img</text:span></text:p>
              <text:p text:style-name="P32"><text:span text:style-name="User_20_Entry"/></text:p>
            </text:list-item>
            <text:list-item>
              <text:p text:style-name="P23">Stel aliassen in via $ <text:span text:style-name="User_20_Entry">gedit ~/.bashrc</text:span> en haal # weg voor alias ll, alias la, en alias l. </text:p>
              <text:p text:style-name="P22"/>
              <text:p text:style-name="P22"/>
            </text:list-item>
          </text:list>
        </text:list-item>
        <text:list-item>
          <text:p text:style-name="P22">Installatie afronden.</text:p>
          <text:p text:style-name="P22"/>
          <text:list>
            <text:list-item>
              <text:p text:style-name="P22"><text:span text:style-name="Strong_20_Emphasis"><text:span text:style-name="T26">Aanmelden als karel.</text:span></text:span></text:p>
              <text:p text:style-name="P22"><text:span text:style-name="Strong_20_Emphasis"><text:span text:style-name="T26"/></text:span></text:p>
            </text:list-item>
            <text:list-item>
              <text:p text:style-name="P22"><text:span text:style-name="Strong_20_Emphasis"><text:span text:style-name="T26">Start Terminalvenster om het backupscript te downloaden en een backup te maken.</text:span></text:span></text:p>
            </text:list-item>
            <text:list-item>
              <text:p text:style-name="P13">$ <text:span text:style-name="User_20_Entry">cd /tmp;wget tinyurl.com/getscripts-sh;bash getscripts.sh</text:span></text:p>
            </text:list-item>
            <text:list-item>
              <text:p text:style-name="P22"><text:span text:style-name="T22">$ </text:span><text:span text:style-name="User_20_Entry">sudo ./backup.sh --setup<text:line-break/></text:span><text:span text:style-name="T27">Volg de aanwijzingen van het backupscript.</text:span></text:p>
            </text:list-item>
          </text:list>
        </text:list-item>
      </text:list>
      <text:p text:style-name="P5"/>
      <text:p text:style-name="P5"/>
      <text:list xml:id="list1171890315" text:style-name="L5">
        <text:list-header>
          <text:p text:style-name="P31"><text:span text:style-name="Strong_20_Emphasis">NOTE</text:span><text:span text:style-name="T28"> <text:s/>Installatie PC1 </text:span><text:span text:style-name="T37">Ubuntu Linux </text:span><text:span text:style-name="T28">voltooid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Bitstream Vera Sans Mono" svg:font-family="'Bitstream Vera Sans Mono'" style:font-adornments="Roman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itstream Vera Sans3" svg:font-family="'Bitstream Vera Sans'" style:font-adornments="Vet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Bitstream Vera Sans" fo:font-size="10pt" fo:language="nl" fo:country="NL" style:font-name-asian="HG Mincho Light J" style:font-size-asian="10pt" style:language-asian="nl" style:country-asian="NL" style:font-name-complex="Arial Unicode MS1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DejaVuSans" style:font-size-asian="24pt" style:font-weight-asian="bold" style:font-name-complex="Lucidasans" style:font-size-complex="24pt" style:font-weight-complex="bold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Bitstream Vera Sans2" fo:font-size="10pt" fo:font-style="normal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Bitstream Vera Sans" fo:font-size="10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Bitstream Vera Sans Mono" fo:font-size="10pt" style:text-underline-style="wave" style:text-underline-type="double" style:text-underline-width="auto" style:text-underline-color="font-color" style:font-name-asian="DejaVu Sans Mono" style:font-name-complex="DejaVu Sans Mono"/>
    </style:style>
    <style:style style:name="Emphasis" style:family="text">
      <style:text-properties style:font-name="Bitstream Vera Sans1" fo:font-size="10pt" fo:font-style="oblique" style:text-underline-style="none" style:font-style-asian="italic" style:font-style-complex="italic"/>
    </style:style>
    <style:style style:name="Caption_20_characters" style:display-name="Caption characters" style:family="text"/>
    <style:style style:name="Definition" style:family="text"/>
    <style:style style:name="Example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style:font-name="Bitstream Vera Sans3" fo:font-size="10pt"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2" fo:font-size="10pt" style:font-size-asian="10pt" style:font-size-complex="10pt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2" fo:font-size="10pt" style:font-size-asian="10pt" style:font-size-complex="10pt"/>
    </style:style>
    <style:style style:name="MP3" style:family="paragraph" style:parent-style-name="Footer">
      <style:text-properties style:font-name="Bitstream Vera Sans2" fo:font-size="10pt" style:font-size-asian="10pt" style:font-size-complex="10pt"/>
    </style:style>
    <style:style style:name="MT1" style:family="text">
      <style:text-properties fo:language="nl" fo:country="NL" style:language-asian="nl" style:country-asian="N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65cm" fo:margin-left="0cm" fo:margin-right="0cm" fo:margin-bottom="0.466cm" style:dynamic-spacing="true"/>
      </style:header-style>
      <style:footer-style>
        <style:header-footer-properties fo:min-height="1.355cm" fo:margin-left="0cm" fo:margin-right="0cm" fo:margin-top="0.855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PC1 Ubuntu 9.04 Desktop AMD64</text:file-name><text:tab/><text:date style:data-style-name="N36" text:date-value="2009-10-19T20:49:02">19-10-2009</text:date></text:p>
      </style:header>
      <style:footer>
        <text:p text:style-name="MP2"/>
        <text:p text:style-name="MP3"><text:span text:style-name="MT1">Karel Zimmer</text:span><text:tab/><text:tab/><text:page-number style:num-format="1" text:select-page="current">4</text:page-number>/<text:page-count style:num-format="1">6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subject>Installatie PC software</dc:subject>
    <meta:initial-creator>Karel Zimmer</meta:initial-creator>
    <meta:creation-date>1995-11-21T17:41:00</meta:creation-date>
    <dc:date>2009-10-19T20:49:02</dc:date>
    <meta:printed-by>Karel</meta:printed-by>
    <meta:print-date>2008-05-16T22:25:52</meta:print-date>
    <meta:keyword>Installatie</meta:keyword>
    <meta:keyword>Checklist</meta:keyword>
    <meta:keyword>Linux</meta:keyword>
    <meta:editing-cycles>1922</meta:editing-cycles>
    <meta:editing-duration>PT101H49M20S</meta:editing-duration>
    <dc:creator>Karel </dc:creator>
    <meta:document-statistic meta:table-count="0" meta:image-count="0" meta:object-count="0" meta:page-count="6" meta:paragraph-count="114" meta:word-count="1527" meta:character-count="9963"/>
    <meta:user-defined meta:name="Info 1"/>
    <meta:user-defined meta:name="Info 2"/>
    <meta:user-defined meta:name="Info 3"/>
    <meta:user-defined meta:name="Info 4"/>
  </office:meta>
</office:document-meta>
</file>